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3.1091in"/>
    </style:style>
    <style:style style:name="co4" style:family="table-column">
      <style:table-column-properties fo:break-before="auto" style:column-width="2.4016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1.457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dell</text:p>
          </table:table-cell>
          <table:table-cell office:value-type="string" calcext:value-type="string">
            <text:p>AWS Price / h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FLOPS</text:p>
          </table:table-cell>
          <table:table-cell office:value-type="string" calcext:value-type="string">
            <text:p>TFLOPS in 1h</text:p>
          </table:table-cell>
          <table:table-cell table:number-columns-repeated="2"/>
          <table:table-cell office:value-type="string" calcext:value-type="string">
            <text:p>Foundation Model 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Total Flops Training for 1 epoch</text:p>
            <text:p>=6*params*tokens</text:p>
          </table:table-cell>
          <table:table-cell office:value-type="string" calcext:value-type="string">
            <text:p>Total cost A100</text:p>
          </table:table-cell>
          <table:table-cell office:value-type="string" calcext:value-type="string">
            <text:p>Total cost V100</text:p>
          </table:table-cell>
        </table:table-row>
        <table:table-row table:style-name="ro2">
          <table:table-cell office:value-type="string" calcext:value-type="string">
            <text:p>A100</text:p>
          </table:table-cell>
          <table:table-cell office:value-type="float" office:value="32.77" calcext:value-type="float">
            <text:p>32.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16</text:p>
          </table:table-cell>
          <table:table-cell office:value-type="float" office:value="312" calcext:value-type="float">
            <text:p>312</text:p>
          </table:table-cell>
          <table:table-cell table:formula="of:=[.E2]*3600*[.C2]" office:value-type="float" office:value="8985600" calcext:value-type="float">
            <text:p>8985600</text:p>
          </table:table-cell>
          <table:table-cell table:number-columns-repeated="2"/>
          <table:table-cell office:value-type="string" calcext:value-type="string">
            <text:p>CTransPath</text:p>
          </table:table-cell>
          <table:table-cell office:value-type="float" office:value="100" calcext:value-type="float">
            <text:p>100</text:p>
          </table:table-cell>
          <table:table-cell office:value-type="float" office:value="6.680673514932E+017" calcext:value-type="float">
            <text:p>6.680673514932E+017</text:p>
          </table:table-cell>
          <table:table-cell table:formula="of:=[.K2]*[.J2]/[.$F$2]/10000000000000" office:value-type="float" office:value="0.743486635831998" calcext:value-type="float">
            <text:p>0.743486635831998</text:p>
          </table:table-cell>
          <table:table-cell table:formula="of:=[.K2]*[.J2]/[.$F$3]/10000000000000" office:value-type="float" office:value="16.5691307413988" calcext:value-type="float">
            <text:p>16.5691307413988</text:p>
          </table:table-cell>
        </table:table-row>
        <table:table-row table:style-name="ro2">
          <table:table-cell office:value-type="string" calcext:value-type="string">
            <text:p>V100</text:p>
          </table:table-cell>
          <table:table-cell office:value-type="float" office:value="24.48" calcext:value-type="float">
            <text:p>24.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16</text:p>
          </table:table-cell>
          <table:table-cell office:value-type="float" office:value="14" calcext:value-type="float">
            <text:p>14</text:p>
          </table:table-cell>
          <table:table-cell table:formula="of:=[.E3]*3600*[.C3]" office:value-type="float" office:value="403200" calcext:value-type="float">
            <text:p>403200</text:p>
          </table:table-cell>
          <table:table-cell table:number-columns-repeated="2"/>
          <table:table-cell office:value-type="string" calcext:value-type="string">
            <text:p>(Lunit)</text:p>
          </table:table-cell>
          <table:table-cell office:value-type="float" office:value="7.86509359515217" calcext:value-type="float">
            <text:p>7.86509359515217</text:p>
          </table:table-cell>
          <table:table-cell office:value-type="float" office:value="6.04788332148E+016" calcext:value-type="float">
            <text:p>6.04788332148E+016</text:p>
          </table:table-cell>
          <table:table-cell table:formula="of:=[.K3]*[.J3]/[.$F$2]/10000000000000" office:value-type="float" office:value="0.00529371086805556" calcext:value-type="float">
            <text:p>0.005293710868056</text:p>
          </table:table-cell>
          <table:table-cell table:formula="of:=[.K3]*[.J3]/[.$F$3]/10000000000000" office:value-type="float" office:value="0.117974127916667" calcext:value-type="float">
            <text:p>0.117974127916667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PLIP</text:p>
          </table:table-cell>
          <table:table-cell office:value-type="float" office:value="32" calcext:value-type="float">
            <text:p>32</text:p>
          </table:table-cell>
          <table:table-cell office:value-type="float" office:value="890986223633520" calcext:value-type="float">
            <text:p>890986223633520</text:p>
          </table:table-cell>
          <table:table-cell table:formula="of:=[.K4]*[.J4]/[.$F$2]/10000000000000" office:value-type="float" office:value="0.000317302786194274" calcext:value-type="float">
            <text:p>0.000317302786194</text:p>
          </table:table-cell>
          <table:table-cell table:formula="of:=[.K4]*[.J4]/[.$F$3]/10000000000000" office:value-type="float" office:value="0.00707131923518667" calcext:value-type="float">
            <text:p>0.007071319235187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Virchow</text:p>
          </table:table-cell>
          <table:table-cell office:value-type="float" office:value="1250" calcext:value-type="float">
            <text:p>1250</text:p>
          </table:table-cell>
          <table:table-cell office:value-type="float" office:value="6.525571670784E+016" calcext:value-type="float">
            <text:p>6.525571670784E+016</text:p>
          </table:table-cell>
          <table:table-cell table:formula="of:=[.K5]*[.J5]/[.$F$2]/10000000000000" office:value-type="float" office:value="0.907781849679487" calcext:value-type="float">
            <text:p>0.907781849679487</text:p>
          </table:table-cell>
          <table:table-cell table:formula="of:=[.K5]*[.J5]/[.$F$3]/10000000000000" office:value-type="float" office:value="20.2305669357143" calcext:value-type="float">
            <text:p>20.2305669357143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NI</text:p>
          </table:table-cell>
          <table:table-cell office:value-type="float" office:value="3.85" calcext:value-type="float">
            <text:p>3.85</text:p>
          </table:table-cell>
          <table:table-cell office:value-type="float" office:value="2.9510578848E+018" calcext:value-type="float">
            <text:p>2.9510578848E+018</text:p>
          </table:table-cell>
          <table:table-cell table:formula="of:=[.K6]*[.J6]/[.$F$2]/10000000000000" office:value-type="float" office:value="0.126442005614316" calcext:value-type="float">
            <text:p>0.126442005614316</text:p>
          </table:table-cell>
          <table:table-cell table:formula="of:=[.K6]*[.J6]/[.$F$3]/10000000000000" office:value-type="float" office:value="2.81785041083333" calcext:value-type="float">
            <text:p>2.81785041083333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CONCH</text:p>
          </table:table-cell>
          <table:table-cell office:value-type="float" office:value="80" calcext:value-type="float">
            <text:p>80</text:p>
          </table:table-cell>
          <table:table-cell office:value-type="float" office:value="1.330176E+017" calcext:value-type="float">
            <text:p>1.330176E+017</text:p>
          </table:table-cell>
          <table:table-cell table:formula="of:=[.K7]*[.J7]/[.$F$2]/10000000000000" office:value-type="float" office:value="0.11842735042735" calcext:value-type="float">
            <text:p>0.11842735042735</text:p>
          </table:table-cell>
          <table:table-cell table:formula="of:=[.K7]*[.J7]/[.$F$3]/10000000000000" office:value-type="float" office:value="2.6392380952381" calcext:value-type="float">
            <text:p>2.6392380952381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PRISM (based on Virchow therefore postponed)</text:p>
          </table:table-cell>
          <table:table-cell table:number-columns-repeated="2" office:value-type="string" calcext:value-type="string">
            <text:p>-</text:p>
          </table:table-cell>
          <table:table-cell table:formula="of:=[.K8]*[.J8]/[.$F$2]/10000000000000" office:value-type="string" office:string-value="" calcext:value-type="error">
            <text:p>#VALUE!</text:p>
          </table:table-cell>
          <table:table-cell table:formula="of:=[.K8]*[.J8]/[.$F$3]/10000000000000" office:value-type="string" office:string-value="" calcext:value-type="error">
            <text:p>#VALUE!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Prov-GigaPath (DINOv2)</text:p>
          </table:table-cell>
          <table:table-cell office:value-type="float" office:value="500" calcext:value-type="float">
            <text:p>500</text:p>
          </table:table-cell>
          <table:table-cell office:value-type="float" office:value="1.67132845922743E+020" calcext:value-type="float">
            <text:p>1.67132845922743E+020</text:p>
          </table:table-cell>
          <table:table-cell table:formula="of:=[.K9]*[.J9]/[.$F$2]/10000000000000" office:value-type="float" office:value="930.003816788767" calcext:value-type="float">
            <text:p>930.003816788767</text:p>
          </table:table-cell>
          <table:table-cell table:formula="of:=[.K9]*[.J9]/[.$F$3]/10000000000000" office:value-type="float" office:value="20725.7993455782" calcext:value-type="float">
            <text:p>20725.7993455782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Prov-GigaPath (masked autoencoder)</text:p>
          </table:table-cell>
          <table:table-cell office:value-type="float" office:value="30" calcext:value-type="float">
            <text:p>30</text:p>
          </table:table-cell>
          <table:table-cell office:value-type="float" office:value="4.786076951424E+020" calcext:value-type="float">
            <text:p>4.786076951424E+020</text:p>
          </table:table-cell>
          <table:table-cell table:formula="of:=[.K10]*[.J10]/[.$F$2]/10000000000000" office:value-type="float" office:value="159.791564884615" calcext:value-type="float">
            <text:p>159.791564884615</text:p>
          </table:table-cell>
          <table:table-cell table:formula="of:=[.K10]*[.J10]/[.$F$3]/10000000000000" office:value-type="float" office:value="3561.06916028571" calcext:value-type="float">
            <text:p>3561.06916028571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Prov-GigaPath (total, only calculation)</text:p>
          </table:table-cell>
          <table:table-cell office:value-type="float" office:value="30" calcext:value-type="float">
            <text:p>30</text:p>
          </table:table-cell>
          <table:table-cell office:value-type="float" office:value="6.45740541065143E+020" calcext:value-type="float">
            <text:p>6.45740541065143E+020</text:p>
          </table:table-cell>
          <table:table-cell table:formula="of:=[.K11]*[.J11]/[.$F$2]/10000000000000" office:value-type="float" office:value="215.591793891941" calcext:value-type="float">
            <text:p>215.591793891941</text:p>
          </table:table-cell>
          <table:table-cell table:formula="of:=[.K11]*[.J11]/[.$F$3]/10000000000000" office:value-type="float" office:value="4804.61712102041" calcext:value-type="float">
            <text:p>4804.61712102041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TANGLE</text:p>
          </table:table-cell>
          <table:table-cell office:value-type="float" office:value="80" calcext:value-type="float">
            <text:p>80</text:p>
          </table:table-cell>
          <table:table-cell office:value-type="float" office:value="1.09116E+017" calcext:value-type="float">
            <text:p>1.09116E+017</text:p>
          </table:table-cell>
          <table:table-cell table:formula="of:=[.K12]*[.J12]/[.$F$2]/10000000000000" office:value-type="float" office:value="0.0971474358974359" calcext:value-type="float">
            <text:p>0.097147435897436</text:p>
          </table:table-cell>
          <table:table-cell table:formula="of:=[.K12]*[.J12]/[.$F$3]/10000000000000" office:value-type="float" office:value="2.165" calcext:value-type="float">
            <text:p>2.16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RudolfV</text:p>
          </table:table-cell>
          <table:table-cell office:value-type="float" office:value="1250" calcext:value-type="float">
            <text:p>1250</text:p>
          </table:table-cell>
          <table:table-cell office:value-type="float" office:value="6.099E+019" calcext:value-type="float">
            <text:p>6.099E+019</text:p>
          </table:table-cell>
          <table:table-cell table:formula="of:=[.K13]*[.J13]/[.$F$2]/10000000000000" office:value-type="float" office:value="848.440838675214" calcext:value-type="float">
            <text:p>848.440838675214</text:p>
          </table:table-cell>
          <table:table-cell table:formula="of:=[.K13]*[.J13]/[.$F$3]/10000000000000" office:value-type="float" office:value="18908.1101190476" calcext:value-type="float">
            <text:p>18908.1101190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8T15:24:35.745676892</meta:creation-date>
    <dc:date>2025-05-08T15:37:03.100205110</dc:date>
    <meta:editing-duration>PT2M27S</meta:editing-duration>
    <meta:editing-cycles>1</meta:editing-cycles>
    <meta:document-statistic meta:table-count="1" meta:cell-count="83" meta:object-count="0"/>
    <meta:generator>LibreOffice/6.4.7.2$Linux_X86_64 LibreOffice_project/40$Build-2</meta:generator>
  </office:meta>
</office:document-meta>
</file>